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Text_20_body">
      <style:text-properties fo:font-size="14pt" style:font-size-asian="14pt" style:font-size-complex="14pt"/>
    </style:style>
    <style:style style:name="P4" style:family="paragraph" style:parent-style-name="Text_20_body">
      <style:text-properties fo:font-size="14pt" officeooo:paragraph-rsid="000f08e8" style:font-size-asian="14pt" style:font-size-complex="14pt"/>
    </style:style>
    <style:style style:name="P5" style:family="paragraph" style:parent-style-name="Text_20_body">
      <style:text-properties fo:font-size="14pt" officeooo:paragraph-rsid="0010794d" style:font-size-asian="14pt" style:font-size-complex="14pt"/>
    </style:style>
    <style:style style:name="P6" style:family="paragraph" style:parent-style-name="Text_20_body">
      <style:text-properties fo:font-size="14pt" officeooo:paragraph-rsid="001433ba" style:font-size-asian="14pt" style:font-size-complex="14pt"/>
    </style:style>
    <style:style style:name="P7" style:family="paragraph" style:parent-style-name="Text_20_body">
      <style:text-properties fo:font-size="14pt" officeooo:paragraph-rsid="00148627" style:font-size-asian="14pt" style:font-size-complex="14pt"/>
    </style:style>
    <style:style style:name="P8" style:family="paragraph" style:parent-style-name="Text_20_body">
      <style:text-properties fo:font-size="14pt" officeooo:paragraph-rsid="00151fe7" style:font-size-asian="14pt" style:font-size-complex="14pt"/>
    </style:style>
    <style:style style:name="P9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officeooo:paragraph-rsid="000d408a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Text_20_body">
      <style:paragraph-properties fo:text-align="center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Text_20_body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fo:font-size="16pt" officeooo:paragraph-rsid="001c4026" style:font-size-asian="16pt" style:font-size-complex="16pt"/>
    </style:style>
    <style:style style:name="P14" style:family="paragraph" style:parent-style-name="Standard">
      <style:paragraph-properties fo:text-align="center" style:justify-single-word="false" fo:break-before="page"/>
      <style:text-properties officeooo:paragraph-rsid="001e4c6d"/>
    </style:style>
    <style:style style:name="P15" style:family="paragraph" style:parent-style-name="Standard">
      <style:text-properties fo:font-size="14pt" style:font-size-asian="14pt" style:font-size-complex="14pt"/>
    </style:style>
    <style:style style:name="P16" style:family="paragraph" style:parent-style-name="Standard">
      <style:text-properties fo:font-size="14pt" officeooo:paragraph-rsid="001c4026" style:font-size-asian="14pt" style:font-size-complex="14pt"/>
    </style:style>
    <style:style style:name="P17" style:family="paragraph" style:parent-style-name="Standard">
      <style:text-properties fo:font-size="14pt" officeooo:paragraph-rsid="001e4c6d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officeooo:paragraph-rsid="001e4c6d"/>
    </style:style>
    <style:style style:name="P19" style:family="paragraph" style:parent-style-name="Text_20_body">
      <style:text-properties fo:font-size="14pt" officeooo:paragraph-rsid="00151fe7" style:font-size-asian="14pt" style:font-size-complex="14pt"/>
    </style:style>
    <style:style style:name="T1" style:family="text">
      <style:text-properties officeooo:rsid="000bc8e5"/>
    </style:style>
    <style:style style:name="T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" style:family="text">
      <style:text-properties fo:font-size="16pt" style:text-underline-style="solid" style:text-underline-width="auto" style:text-underline-color="font-color" fo:font-weight="bold" officeooo:rsid="001e4c6d" style:font-size-asian="16pt" style:font-weight-asian="bold" style:font-size-complex="16pt" style:font-weight-complex="bold"/>
    </style:style>
    <style:style style:name="T4" style:family="text">
      <style:text-properties fo:font-size="16pt" style:text-underline-style="solid" style:text-underline-width="auto" style:text-underline-color="font-color" fo:font-weight="bold" officeooo:rsid="001c4026" style:font-size-asian="16pt" style:font-weight-asian="bold" style:font-size-complex="16pt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e4c6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c4026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Daily Morse Code “Scales” Sending Warm Up</text:p>
      <text:p text:style-name="P2">Bob Carter - WR7Q</text:p>
      <text:p text:style-name="Text_20_body"/>
      <text:p text:style-name="P3">• Do the “Warm Up” every day before you send anything</text:p>
      <text:p text:style-name="P3">• Do the “Exercise” as needed…to get better at letters and numbers</text:p>
      <text:p text:style-name="P3">• Do the “Drill” as needed…to increase your sending skills</text:p>
      <text:p text:style-name="P3"/>
      <text:p text:style-name="P3">Send all five characters or each word without error or start “it” again</text:p>
      <text:p text:style-name="Text_20_body"/>
      <text:p text:style-name="P9">Warm Up</text:p>
      <text:p text:style-name="P3">EEEEE TTTTT IIIII MMMMM SSSSS OOOOO HHHHH 00000 55555</text:p>
      <text:p text:style-name="P3"/>
      <text:p text:style-name="P3">AAAAA NNNNN UUUUU DDDDD VVVVV BBBBB 44444 66666</text:p>
      <text:p text:style-name="P3"/>
      <text:p text:style-name="P3">ABCDEF GHIJK LMNOP QRSTU VWXYZ 12345 67890 / , . ? &lt;SK&gt; &lt;AR&gt; &lt;BT&gt;</text:p>
      <text:p text:style-name="P3"/>
      <text:p text:style-name="P3">THE QUICK BROWN FOX JUMPS OVER THE LAZY DOGS BACK 7 0 3 6 4 5 1 2 8 9</text:p>
      <text:p text:style-name="Text_20_body"/>
      <text:p text:style-name="Text_20_body"/>
      <text:p text:style-name="P1">Exercise</text:p>
      <text:p text:style-name="P3">AAAAA BBBBB CCCCC DDDDD EEEEE FFFFF GGGGG HHHHH IIIII JJJJJ</text:p>
      <text:p text:style-name="P3"/>
      <text:p text:style-name="P3">KKKKK LLLLL MMMMM NNNNN OOOOO PPPPP QQQQQ RRRRR</text:p>
      <text:p text:style-name="P3"/>
      <text:p text:style-name="P3">SSSSS TTTTT UUUUU VVVVV WWWWW XXXXX YYYYY ZZZZZ</text:p>
      <text:p text:style-name="P3"/>
      <text:p text:style-name="P3"><text:soft-page-break/>11111 22222 33333 44444 55555 66666 77777 88888 99999 00000</text:p>
      <text:p text:style-name="Text_20_body"/>
      <text:p text:style-name="Text_20_body"/>
      <text:p text:style-name="P9">Drill</text:p>
      <text:p text:style-name="P3">THE QUICK BROWN FOX JUMPS OVER THE LAZY DOGS BACK 7 0 3 6 4 5 1 2 8 9</text:p>
      <text:p text:style-name="P3"/>
      <text:p text:style-name="P3">THE QUICK BROWN FOX JUMPS OVER THE LAZY DOGS BACK 7 0 3 6 4 5 1 2 8 9</text:p>
      <text:p text:style-name="P3"/>
      <text:p text:style-name="P3">BENS BEST BENT WIRE/5 BENS BEST BENT WIRE/5 <text:s/>BENS BEST BENT WIRE/5</text:p>
      <text:p text:style-name="P3"/>
      <text:p text:style-name="P3">/////,,,,, <text:s/>.....?????***** <text:s/>+++++ ===== &lt;DN&gt;&lt;SK&gt;&lt;AR&gt;&lt;BT&gt;</text:p>
      <text:p text:style-name="Text_20_body"/>
      <text:p text:style-name="P12">Pangrams (for CW sending practice)</text:p>
      <text:p text:style-name="P3">Sphinx of black quartz, judge my vow</text:p>
      <text:p text:style-name="P3">Quick zephyrs blow, vexing daft Jim</text:p>
      <text:p text:style-name="P3">How quickly daft jumping zebras vex</text:p>
      <text:p text:style-name="P3">The five boxing wizards jump quickly</text:p>
      <text:p text:style-name="P3">Jackdaws love my big sphinx of quartz</text:p>
      <text:p text:style-name="P3">Pack my box with five dozen liquor jugs</text:p>
      <text:p text:style-name="P3">Big Fuji waves pitch enzymed kex liquor</text:p>
      <text:p text:style-name="P3">Jinxed wizards pluck ivy from the big quilt</text:p>
      <text:p text:style-name="P3">The quick brown fox jumps over the lazy dog</text:p>
      <text:p text:style-name="P3">Heavy boxes perform quick waltzes and jigs</text:p>
      <text:p text:style-name="P3">Amazingly few discotheques provide jukeboxes</text:p>
      <text:p text:style-name="P3">Five wine experts jokingly quizzed sample chablis</text:p>
      <text:p text:style-name="P3">A large fawn jumped quickly over white zinc boxes</text:p>
      <text:p text:style-name="P3">Crazy Fredericka bought many very exquisite opal jewels</text:p>
      <text:p text:style-name="P3">Jack amazed a few girls by dropping the antique onyx vase</text:p>
      <text:p text:style-name="P3">Sixty zippers were quickly picked from the woven jute bag</text:p>
      <text:p text:style-name="P3">How razorback-jumping frogs can level six piqued gymnasts</text:p>
      <text:p text:style-name="P3">We promptly judged antique ivory buckles for the next prize</text:p>
      <text:p text:style-name="P3">The exodus of jazzy pigeons is craved by squeamish walkers</text:p>
      <text:p text:style-name="P3">Whenever the black fox jumped the squirrel gazed suspiciously</text:p>
      <text:p text:style-name="P3">Jaded zombies acted quaintly but kept driving their oxen forward</text:p>
      <text:p text:style-name="P3">A quart jar of oil mixed with zinc oxide makes a very bright paint</text:p>
      <text:p text:style-name="P3">Six big juicy steaks sizzled in a pan as five workmen left the quarry</text:p>
      <text:p text:style-name="P3">The job requires extra pluck and zeal from every young wage earner</text:p>
      <text:p text:style-name="P3">A mad boxer shot a quick, gloved jab to the jaw of his dizzy opponent</text:p>
      <text:p text:style-name="P3"><text:soft-page-break/>While making deep excavations we found some quaint bronze jewelry</text:p>
      <text:p text:style-name="P3">We quickly seized the black axle and just saved it from going past him</text:p>
      <text:p text:style-name="P3">The public was amazed to view the quickness and dexterity of the juggler</text:p>
      <text:p text:style-name="P3">On my exotic journey I realized plucking aquatic bird feathers was abusive</text:p>
      <text:p text:style-name="P3">The July sun caused a fragment of black pine wax to ooze on the velvet quilt</text:p>
      <text:p text:style-name="P3">The explorer was frozen in his big kayak just after making queer discoveries</text:p>
      <text:p text:style-name="P3">Six javelins thrown by the quick savages whizzed forty paces beyond the mark</text:p>
      <text:p text:style-name="P3">Ebenezer unexpectedly bagged two tranquil aardvarks with his jiffy vacuum cleaner</text:p>
      <text:p text:style-name="P3">Jelly-like above the high wire, six quaking pachyderms kept the climax of the</text:p>
      <text:p text:style-name="P3"><text:tab/>extravaganza in a dazzling state of flux</text:p>
      <text:p text:style-name="P4">No kidding Lorenzo called off his trip to visit Mexico City just because they told</text:p>
      <text:p text:style-name="P4"><text:tab/> him the conquistadores were extinct</text:p>
      <text:p text:style-name="P3">Forsaking monastic tradition, twelve jovial friars gave up their vocation for a</text:p>
      <text:p text:style-name="P3"><text:tab/> questionable existence on the flying trapeze</text:p>
      <text:p text:style-name="Text_20_body"/>
      <text:p text:style-name="P10">More Panograms</text:p>
      <text:p text:style-name="P3">A quick movement of the enemy will jeopardize six gunboats.</text:p>
      <text:p text:style-name="P3">A wizard’s job is to vex chumps quickly in fog.</text:p>
      <text:p text:style-name="P3">Few black taxis drive up major roads on quiet hazy nights.</text:p>
      <text:p text:style-name="P3">Gaze at this sentence for just about sixty seconds and then explain what makes it quite different from the average sentence.</text:p>
      <text:p text:style-name="P3">Jack quietly moved up front and seized the big ball of wax.</text:p>
      <text:p text:style-name="P3">Just keep examining every low bid quoted for zinc etchings.</text:p>
      <text:p text:style-name="P3">Just work for improved basic techniques to maximize your typing skill.</text:p>
      <text:p text:style-name="P3">My faxed joke won a pager in the cable TV quiz show.</text:p>
      <text:p text:style-name="P3">My girl wove six dozen plaid jackets before she quit.</text:p>
      <text:p text:style-name="P3">Six big devils from Japan quickly forgot how to waltz.</text:p>
      <text:p text:style-name="P3"><text:soft-page-break/>Six boys guzzled cheap raw plum vodka quite joyfully.</text:p>
      <text:p text:style-name="P3">Sixty zippers were quickly picked from the woven jute bag.</text:p>
      <text:p text:style-name="P3">The five boxing wizards jump quickly.</text:p>
      <text:p text:style-name="P3">The lazy major was fixing Cupid’s broken quiver.</text:p>
      <text:p text:style-name="P3">We promptly judged antique ivory buckles for the next prize.</text:p>
      <text:p text:style-name="P5">Whenever the black fox jumped the squirrel gazed suspiciously.</text:p>
      <text:p text:style-name="P5"><text:span text:style-name="T1">T</text:span>wo driven jocks help fax my big quiz.</text:p>
      <text:p text:style-name="P3">Fickle jinx bog dwarves spy math quiz.</text:p>
      <text:p text:style-name="P3">Public junk dwarves hug my quartz fox.</text:p>
      <text:p text:style-name="P3">Quick fox jumps nightly above wizard.</text:p>
      <text:p text:style-name="P3">Five quacking zephyrs jolt my wax bed.</text:p>
      <text:p text:style-name="P3">The five boxing wizards jump quickly.</text:p>
      <text:p text:style-name="P3">When zombies arrive, quickly fax judge Pat.</text:p>
      <text:p text:style-name="P3">Woven silk pyjamas exchanged for blue quartz.</text:p>
      <text:p text:style-name="P3">The quick onyx goblin jumps over the lazy dwarf.</text:p>
      <text:p text:style-name="P3">Foxy diva Jennifer Lopez wasn’t baking my quiche.</text:p>
      <text:p text:style-name="P3">Grumpy wizards make a toxic brew for the jovial queen.</text:p>
      <text:p text:style-name="P3">A quivering Texas zombie fought republic linked jewelry.</text:p>
      <text:p text:style-name="P3">All questions asked by five watched experts amaze the judge.</text:p>
      <text:p text:style-name="P3">Back in June we delivered oxygen equipment of the same size.</text:p>
      <text:p text:style-name="P3">The wizard quickly jinxed the gnomes before they vaporized.</text:p>
      <text:p text:style-name="P3">We promptly judged antique ivory buckles for the next prize.</text:p>
      <text:p text:style-name="P3">Jim quickly realized that the beautiful gowns are expensive.</text:p>
      <text:p text:style-name="P3">Nymphs blitz quick vex dwarf jog.</text:p>
      <text:p text:style-name="P3">Fox nymphs grab quick-jived waltz.</text:p>
      <text:p text:style-name="P3">Quick blowing zephyrs vex daft Jim.</text:p>
      <text:p text:style-name="P3"><text:soft-page-break/>Both fickle dwarves jinx my pig quiz. </text:p>
      <text:p text:style-name="P3">Public junk dwarves hug my quartz fox.</text:p>
      <text:p text:style-name="P3">Few quips galvanized the mock jury box.</text:p>
      <text:p text:style-name="P3">Quilt frenzy jackdaw gave them best pox.</text:p>
      <text:p text:style-name="P3">Quizzical twins proved my hijack-bug fix.</text:p>
      <text:p text:style-name="P6">Fix problem quickly with galvanized jets. </text:p>
      <text:p text:style-name="P6">Pack my red box with five dozen quality jugs. </text:p>
      <text:p text:style-name="P6">Who packed five dozen old quart jugs in my box? </text:p>
      <text:p text:style-name="P6">Woven silk pyjamas exchanged for blue quartz.</text:p>
      <text:p text:style-name="P6">Prating jokers quizzically vexed me with fibs.</text:p>
      <text:p text:style-name="P3">Jacky can now give six big tips from the old quiz. </text:p>
      <text:p text:style-name="P7">Cozy lummox gives smart squid who asks for job pen.</text:p>
      <text:p text:style-name="P7">Fax back Jim’s Gwyneth Paltrow video quiz. </text:p>
      <text:p text:style-name="P8">Sixty zips were quickly picked from the woven jute bag.</text:p>
      <text:p text:style-name="P8">A very big box sailed up then whizzed quickly from Japan. </text:p>
      <text:p text:style-name="P8">Just keep examining every low bid quoted for zinc etchings. </text:p>
      <text:p text:style-name="P8">Zelda might fix the job growth plans very quickly on Monday.</text:p>
      <text:p text:style-name="P8">Jackie will budget for the most expensive zoology equipment. </text:p>
      <text:p text:style-name="P8"/>
      <text:p text:style-name="P13"><text:span text:style-name="T5">DX </text:span><text:span text:style-name="T6">Callsigns</text:span></text:p>
      <text:p text:style-name="P16"><text:span text:style-name="T2"/></text:p>
      <text:p text:style-name="P16">WA0LJ<text:tab/><text:tab/>JR1KXS<text:tab/><text:tab/>SP5ULD<text:tab/><text:tab/>KU4VE<text:tab/><text:tab/>UW7X<text:tab/><text:tab/></text:p>
      <text:p text:style-name="P16">F1UFX<text:tab/><text:tab/>EA4ANN<text:tab/><text:tab/>W7LEB<text:tab/><text:tab/>K5USI<text:tab/><text:tab/>W9LO</text:p>
      <text:p text:style-name="P16">AB4KN<text:tab/><text:tab/>IZ1BII<text:tab/><text:tab/>JA3PRM<text:tab/><text:tab/>PE1RA<text:tab/><text:tab/>JA8AWR</text:p>
      <text:p text:style-name="P16">KG4FSN<text:tab/><text:tab/>RA9UAG<text:tab/><text:tab/>4X1HJ<text:tab/><text:tab/>AG5W<text:tab/><text:tab/>W4WX</text:p>
      <text:p text:style-name="P16">ZL2WW<text:tab/><text:tab/>N4XRK<text:tab/><text:tab/>HA5KDQ<text:tab/><text:tab/>KD5WUN<text:tab/><text:tab/>KB5DQDA<text:tab/></text:p>
      <text:p text:style-name="P16">RA3GF<text:tab/><text:tab/>T96J<text:tab/><text:tab/><text:tab/>VE5RI<text:tab/><text:tab/>DL7VSN<text:tab/><text:tab/>JI2ZMW<text:tab/></text:p>
      <text:p text:style-name="P16">KI8EK<text:tab/><text:tab/>OM3WM<text:tab/><text:tab/>CV9AM<text:tab/><text:tab/>RV3DAK<text:tab/><text:tab/>WD9FCN<text:tab/></text:p>
      <text:p text:style-name="P16">W1CC<text:tab/><text:tab/>W0SEI<text:tab/><text:tab/>R1ANN<text:tab/><text:tab/>7S5LH<text:tab/><text:tab/>SQ8JCM</text:p>
      <text:p text:style-name="P16">DL1DUO<text:tab/><text:tab/>KB7N<text:tab/><text:tab/>UR5GMK<text:tab/><text:tab/>F5SGI<text:tab/><text:tab/>JA8KSW<text:tab/></text:p>
      <text:p text:style-name="P16">W8ZJY<text:tab/><text:tab/>K4HFQ<text:tab/><text:tab/>UT5HP<text:tab/><text:tab/>KV8Q<text:tab/><text:tab/>GW4CQZ<text:tab/></text:p>
      <text:p text:style-name="P16">EA2EC<text:tab/><text:tab/>W1TRC<text:tab/><text:tab/>FO8DX<text:tab/><text:tab/>N2JJF<text:tab/><text:tab/>N7RX<text:tab/></text:p>
      <text:p text:style-name="P16">RA1QA<text:tab/><text:tab/>N5ZK<text:tab/><text:tab/>HB9DEQ<text:tab/><text:tab/>ON7AR<text:tab/><text:tab/>DL0AUE</text:p>
      <text:p text:style-name="P16">VK6WR<text:tab/><text:tab/>RA3DEQ<text:tab/><text:tab/>PY7AR<text:tab/><text:tab/>YU7MU<text:tab/><text:tab/>LY2BAW<text:tab/></text:p>
      <text:p text:style-name="P16">OL8R<text:tab/><text:tab/><text:tab/>AC7IU<text:tab/><text:tab/>KH6FT<text:tab/><text:tab/>RA6AAW<text:tab/><text:tab/>N5TSL<text:tab/></text:p>
      <text:p text:style-name="P16">S53F<text:tab/><text:tab/><text:tab/>SV8CKM<text:tab/><text:tab/>DL3AMB<text:tab/><text:tab/>SP2ZIE<text:tab/><text:tab/>K2ARB<text:tab/></text:p>
      <text:p text:style-name="P16">K2RSK<text:tab/><text:tab/>DL2AMI<text:tab/><text:tab/>VE6ETT<text:tab/><text:tab/>NZ1R<text:tab/><text:tab/><text:tab/>G4VZV</text:p>
      <text:p text:style-name="P16">UU5A<text:tab/><text:tab/>JH8XTV<text:tab/><text:tab/>PU5HAS<text:tab/><text:tab/>LZ1MR<text:tab/><text:tab/>EA4BF<text:tab/></text:p>
      <text:p text:style-name="P16">WA2ELW<text:tab/><text:tab/>G4WGE<text:tab/><text:tab/>UA3WW<text:tab/><text:tab/>MM0DHQ<text:tab/><text:tab/>N8FLZ<text:tab/><text:tab/></text:p>
      <text:p text:style-name="P16">UA2AW<text:tab/><text:tab/>ON4CAX<text:tab/><text:tab/>W2JLK<text:tab/><text:tab/>DM2CHK<text:tab/><text:tab/>JA2KPW<text:tab/></text:p>
      <text:p text:style-name="P16">GI4AAM<text:tab/><text:tab/>ND4AA<text:tab/><text:tab/>SP9LW<text:tab/><text:tab/>JA2KG<text:tab/><text:tab/>G5X<text:tab/><text:tab/></text:p>
      <text:p text:style-name="P16">N5KR<text:tab/><text:tab/>OH8HAR<text:tab/><text:tab/>T91ENV<text:tab/><text:tab/>DH1AT<text:tab/><text:tab/>M0UNF</text:p>
      <text:p text:style-name="P16">WD4AXJ<text:tab/><text:tab/>UT2IO<text:tab/><text:tab/>OK2ABU<text:tab/><text:tab/>OK1GM<text:tab/><text:tab/>KR2J<text:tab/><text:tab/></text:p>
      <text:p text:style-name="P16">8P4B<text:tab/><text:tab/><text:tab/>WB5STU<text:tab/><text:tab/>W4VQ<text:tab/><text:tab/>PA3ARM<text:tab/><text:tab/>LA4GHA<text:tab/></text:p>
      <text:p text:style-name="P16">HK3PXA<text:tab/><text:tab/>K7UM<text:tab/><text:tab/>W5PB<text:tab/><text:tab/>K7ZC<text:tab/><text:tab/><text:tab/>W3MNE</text:p>
      <text:p text:style-name="P16">KT9W<text:tab/><text:tab/>HB9EBY<text:tab/><text:tab/>JA3KGC<text:tab/><text:tab/>JF1FEV<text:tab/><text:tab/>CO2PH<text:tab/></text:p>
      <text:p text:style-name="P16">A35DL<text:tab/><text:tab/>JA7AGO<text:tab/><text:tab/>DL5BAW<text:tab/><text:tab/>UA3LPM<text:tab/><text:tab/>K5CDA<text:tab/></text:p>
      <text:p text:style-name="P16">DN1GB<text:tab/><text:tab/>JA1LNZ<text:tab/><text:tab/>N3KCJ<text:tab/><text:tab/>JA2UDU<text:tab/><text:tab/>DL3HSF</text:p>
      <text:p text:style-name="P16">4L1DA<text:tab/><text:tab/>RN4WA<text:tab/><text:tab/>K3ZJ<text:tab/><text:tab/><text:tab/>ND6S<text:tab/><text:tab/><text:tab/>WB9AYW<text:tab/></text:p>
      <text:p text:style-name="P16">KD3RF<text:tab/><text:tab/>AG9S<text:tab/><text:tab/><text:tab/>SP0PZK<text:tab/><text:tab/>SP2IU<text:tab/><text:tab/>4S7NE<text:tab/></text:p>
      <text:p text:style-name="P16">M3HVC<text:tab/><text:tab/>I1MQ<text:tab/><text:tab/><text:tab/>DF1VM<text:tab/><text:tab/>ON6EF<text:tab/><text:tab/>YB5ZAP</text:p>
      <text:p text:style-name="P15"/>
      <text:p text:style-name="P14"><text:span text:style-name="T3">USA </text:span><text:span text:style-name="T4">Callsigns</text:span></text:p>
      <text:p text:style-name="P18"><text:span text:style-name="T4"/></text:p>
      <text:p text:style-name="P17">WB3ACC<text:tab/><text:tab/>K6RIY<text:tab/><text:tab/>KD7WEA<text:tab/><text:tab/>KD8UBN<text:tab/><text:tab/>KB0WGO<text:tab/></text:p>
      <text:p text:style-name="P17">KB4TEF<text:tab/><text:tab/>KA5CVM<text:tab/><text:tab/>KD8VER<text:tab/><text:tab/>N4CMG<text:tab/><text:tab/>AH6FP</text:p>
      <text:p text:style-name="P17">KM6PLP<text:tab/><text:tab/>KD4SBB<text:tab/><text:tab/>KE6DJU<text:tab/><text:tab/>KN4BNA<text:tab/><text:tab/>K0VIE<text:tab/></text:p>
      <text:p text:style-name="P17">KG4LKW<text:tab/><text:tab/>KG1BAH<text:tab/><text:tab/>KB3SOZ<text:tab/><text:tab/>K4HVR<text:tab/><text:tab/>K7RMJ</text:p>
      <text:p text:style-name="P17">KA1JWV<text:tab/><text:tab/>KB9OCG<text:tab/><text:tab/>N6XPT<text:tab/><text:tab/>KA2DHV<text:tab/><text:tab/>KB9NLL<text:tab/></text:p>
      <text:p text:style-name="P17">KB9ENG<text:tab/><text:tab/>N7WBB<text:tab/><text:tab/>KB7HRR<text:tab/><text:tab/>KC2TVA<text:tab/><text:tab/>WB7SGW<text:tab/></text:p>
      <text:p text:style-name="P17">KJ6AFQ<text:tab/><text:tab/>N1BZL<text:tab/><text:tab/>KC9PDU<text:tab/><text:tab/>KG6VCL<text:tab/><text:tab/>KK4DXL<text:tab/></text:p>
      <text:p text:style-name="P17">KA5TDQ<text:tab/><text:tab/>WA2WFK<text:tab/><text:tab/>KB4HPW<text:tab/><text:tab/>KA3ZNR<text:tab/><text:tab/>KI7BRC</text:p>
      <text:p text:style-name="P17">N0FNZ<text:tab/><text:tab/>KG7GLI<text:tab/><text:tab/>AI4CP<text:tab/><text:tab/>W9RQX<text:tab/><text:tab/>KB6RKX<text:tab/></text:p>
      <text:p text:style-name="P17">KD0GCT<text:tab/><text:tab/>KG7WCU<text:tab/><text:tab/>KC5EAM<text:tab/><text:tab/>KE7LWS<text:tab/><text:tab/>KE0NFS<text:tab/></text:p>
      <text:p text:style-name="P17">KB6QJD<text:tab/><text:tab/>KI4ELF<text:tab/><text:tab/>KG5NHD<text:tab/><text:tab/>KB7GNQ<text:tab/><text:tab/>W4RHT<text:tab/></text:p>
      <text:p text:style-name="P17">KE6GNT<text:tab/><text:tab/>N3UBI<text:tab/><text:tab/>K3KID<text:tab/><text:tab/>KD5AGC<text:tab/><text:tab/>N3UDX</text:p>
      <text:p text:style-name="P17">KC2LBX<text:tab/><text:tab/>N8OHH<text:tab/><text:tab/>KB5QOF<text:tab/><text:tab/>W1BIM<text:tab/><text:tab/>KB5QDS<text:tab/></text:p>
      <text:p text:style-name="P17">KM4MFN<text:tab/><text:tab/>KF4PCQ<text:tab/><text:tab/>N9ZGG<text:tab/><text:tab/>KD7FCA<text:tab/><text:tab/>KD9LAO<text:tab/></text:p>
      <text:p text:style-name="P17">KB1PND<text:tab/><text:tab/>KE5PNF<text:tab/><text:tab/>KK4BMP<text:tab/><text:tab/>KK4ABY<text:tab/><text:tab/>KD0JEX<text:tab/></text:p>
      <text:p text:style-name="P17">KB8LXY<text:tab/><text:tab/>KJ4MZK<text:tab/><text:tab/>KF4WEW<text:tab/><text:tab/>W5AEN<text:tab/><text:tab/>N3LYT</text:p>
      <text:p text:style-name="P17">KC8SIN<text:tab/><text:tab/>KB2BEA<text:tab/><text:tab/>AJ4TY<text:tab/><text:tab/>KN4PPX<text:tab/><text:tab/>N0WSM<text:tab/></text:p>
      <text:p text:style-name="P17">KC9QQU<text:tab/><text:tab/>K6GMA<text:tab/><text:tab/>KE0GIY<text:tab/><text:tab/>W2UG<text:tab/><text:tab/>KA5TNG<text:tab/></text:p>
      <text:p text:style-name="P17">KV7M<text:tab/><text:tab/>KG6CCT<text:tab/><text:tab/>KC9QNQ<text:tab/><text:tab/>WP4KLF<text:tab/><text:tab/>KC2PMD<text:tab/></text:p>
      <text:p text:style-name="P17">N4WNZ<text:tab/><text:tab/>WB1EWD<text:tab/><text:tab/>KE4MHM<text:tab/><text:tab/>KB7WWP<text:tab/><text:tab/>WD5BTX<text:tab/></text:p>
      <text:p text:style-name="P17">K5LOU<text:tab/><text:tab/>N4CSX<text:tab/><text:tab/>KJ4JFJ<text:tab/><text:tab/>KF6JCE<text:tab/><text:tab/>N4ADV</text:p>
      <text:p text:style-name="P17">KD2DRS<text:tab/><text:tab/>KG5IUM<text:tab/><text:tab/>WB0SKW<text:tab/><text:tab/>KB5HNY<text:tab/><text:tab/>KI4FKJ<text:tab/></text:p>
      <text:p text:style-name="P17">KI6GWK<text:tab/><text:tab/>KB5DPR<text:tab/><text:tab/>WD8ONI<text:tab/><text:tab/>KM6CJT<text:tab/><text:tab/>KD0PAY<text:tab/></text:p>
      <text:p text:style-name="P17">KN6CAT<text:tab/><text:tab/>KC8PIV<text:tab/><text:tab/>KC9ARD<text:tab/><text:tab/>KI6TWW<text:tab/><text:tab/>KA4UBI</text:p>
      <text:p text:style-name="P17">KC2CGX<text:tab/><text:tab/>W7SZ<text:tab/><text:tab/>KG6SUY<text:tab/><text:tab/>WT8N<text:tab/><text:tab/>W3GZV<text:tab/></text:p>
      <text:p text:style-name="P17">KC3MLU<text:tab/><text:tab/>N0BQ<text:tab/><text:tab/>KK4SRJ<text:tab/><text:tab/>WD4KTR<text:tab/><text:tab/>KG4YPJ<text:tab/></text:p>
      <text:p text:style-name="P17">W6FLE<text:tab/><text:tab/>K9PGD<text:tab/><text:tab/>KE4ZZS<text:tab/><text:tab/>KL7HKU<text:tab/><text:tab/>N0GIH</text:p>
      <text:p text:style-name="P17">KN4NEF<text:tab/><text:tab/>KB2DNI<text:tab/><text:tab/>KK6TWA<text:tab/><text:tab/>AB3TE<text:tab/><text:tab/>AB0CL<text:tab/></text:p>
      <text:p text:style-name="P17">KE0ITD<text:tab/><text:tab/>KD0EJP<text:tab/><text:tab/>W9TXN<text:tab/><text:tab/>NP4LM<text:tab/><text:tab/>KC8BTB<text:tab/></text:p>
      <text:p text:style-name="P17">N7VKZ<text:tab/><text:tab/>KJ4RCW<text:tab/><text:tab/>KD8TNX<text:tab/><text:tab/>NE4TN<text:tab/><text:tab/>KI7WUH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7T21:56:08.310060523</meta:creation-date>
    <dc:date>2022-03-05T11:52:08.308649866</dc:date>
    <meta:editing-duration>PT3H34M45S</meta:editing-duration>
    <meta:editing-cycles>18</meta:editing-cycles>
    <meta:generator>LibreOffice/6.4.7.2$Linux_X86_64 LibreOffice_project/40$Build-2</meta:generator>
    <meta:document-statistic meta:table-count="0" meta:image-count="0" meta:object-count="0" meta:page-count="8" meta:paragraph-count="178" meta:word-count="1376" meta:character-count="8228" meta:non-whitespace-character-count="6718"/>
  </office:meta>
</office:document-meta>
</file>